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tionException.Observ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ervationException.Observation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servationException.Observation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servationException.Observation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